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officeooo:rsid="00137dfc" officeooo:paragraph-rsid="00137dfc" style:font-size-asian="13.1000003814697pt" style:font-size-complex="15pt"/>
    </style:style>
    <style:style style:name="P2"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officeooo:rsid="0014613d" officeooo:paragraph-rsid="0014613d"/>
    </style:style>
    <style:style style:name="P3"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officeooo:rsid="00178fc2" officeooo:paragraph-rsid="00178fc2"/>
    </style:style>
    <style:style style:name="P4"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bold" officeooo:rsid="00178fc2" officeooo:paragraph-rsid="00178fc2" style:font-weight-asian="bold" style:font-weight-complex="bold"/>
    </style:style>
    <style:style style:name="P5"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bold" officeooo:rsid="00212f06" officeooo:paragraph-rsid="00212f06" style:font-weight-asian="bold" style:font-weight-complex="bold"/>
    </style:style>
    <style:style style:name="P6"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bold" officeooo:rsid="0023b05a" officeooo:paragraph-rsid="0023b05a" style:font-weight-asian="bold" style:font-weight-complex="bold"/>
    </style:style>
    <style:style style:name="P7"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bold" officeooo:rsid="00286d1d" officeooo:paragraph-rsid="00286d1d" style:font-weight-asian="bold" style:font-weight-complex="bold"/>
    </style:style>
    <style:style style:name="P8"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178fc2" officeooo:paragraph-rsid="001db1f8" style:font-weight-asian="normal" style:font-weight-complex="normal"/>
    </style:style>
    <style:style style:name="P9"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12f06" officeooo:paragraph-rsid="00212f06" style:font-weight-asian="normal" style:font-weight-complex="normal"/>
    </style:style>
    <style:style style:name="P10"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394c9" officeooo:paragraph-rsid="002394c9" style:font-weight-asian="normal" style:font-weight-complex="normal"/>
    </style:style>
    <style:style style:name="P11"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71319" officeooo:paragraph-rsid="00271319" style:font-weight-asian="normal" style:font-weight-complex="normal"/>
    </style:style>
    <style:style style:name="P12"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82603" officeooo:paragraph-rsid="00282603" style:font-weight-asian="normal" style:font-weight-complex="normal"/>
    </style:style>
    <style:style style:name="P13"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9fcce" officeooo:paragraph-rsid="0029fcce" style:font-weight-asian="normal" style:font-weight-complex="normal"/>
    </style:style>
    <style:style style:name="P14"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bd2ab" officeooo:paragraph-rsid="002bd2ab" style:font-weight-asian="normal" style:font-weight-complex="normal"/>
    </style:style>
    <style:style style:name="P15"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bold" officeooo:rsid="0014613d" officeooo:paragraph-rsid="0014613d" style:font-weight-asian="bold" style:font-weight-complex="bold"/>
    </style:style>
    <style:style style:name="P16" style:family="paragraph" style:parent-style-name="Standard">
      <loext:graphic-properties draw:fill="none"/>
      <style:paragraph-properties fo:margin-left="0cm" fo:margin-right="0cm" fo:text-align="start" style:justify-single-word="false" fo:text-indent="1.199cm" style:auto-text-indent="false" fo:background-color="transparent"/>
      <style:text-properties fo:language="fr" fo:country="FR" fo:font-weight="normal" officeooo:rsid="002ead86" officeooo:paragraph-rsid="002ead86" style:font-weight-asian="normal" style:font-weight-complex="normal"/>
    </style:style>
    <style:style style:name="P17" style:family="paragraph" style:parent-style-name="Standard" style:master-page-name="">
      <loext:graphic-properties draw:fill="none"/>
      <style:paragraph-properties fo:margin-left="0cm" fo:margin-right="0cm" fo:text-align="start" style:justify-single-word="false" fo:text-indent="1.199cm" style:auto-text-indent="false" style:page-number="auto" fo:background-color="transparent"/>
      <style:text-properties fo:language="fr" fo:country="FR" fo:font-weight="bold" officeooo:rsid="002d48ef" officeooo:paragraph-rsid="002d48ef" style:font-weight-asian="bold" style:font-weight-complex="bold"/>
    </style:style>
    <style:style style:name="T1" style:family="text">
      <style:text-properties officeooo:rsid="00159530"/>
    </style:style>
    <style:style style:name="T2" style:family="text">
      <style:text-properties officeooo:rsid="00171719"/>
    </style:style>
    <style:style style:name="T3" style:family="text">
      <style:text-properties officeooo:rsid="00178fc2"/>
    </style:style>
    <style:style style:name="T4" style:family="text">
      <style:text-properties officeooo:rsid="0017e56a"/>
    </style:style>
    <style:style style:name="T5" style:family="text">
      <style:text-properties officeooo:rsid="0019a8e1"/>
    </style:style>
    <style:style style:name="T6" style:family="text">
      <style:text-properties officeooo:rsid="001af341"/>
    </style:style>
    <style:style style:name="T7" style:family="text">
      <style:text-properties officeooo:rsid="001bcf2d"/>
    </style:style>
    <style:style style:name="T8" style:family="text">
      <style:text-properties style:text-underline-style="solid" style:text-underline-width="auto" style:text-underline-color="font-color" officeooo:rsid="0017e56a" fo:background-color="#ff0000" loext:char-shading-value="0"/>
    </style:style>
    <style:style style:name="T9" style:family="text">
      <style:text-properties style:text-underline-style="solid" style:text-underline-width="auto" style:text-underline-color="font-color" officeooo:rsid="0017e56a" fo:background-color="#00a933" loext:char-shading-value="0"/>
    </style:style>
    <style:style style:name="T10" style:family="text">
      <style:text-properties style:text-underline-style="solid" style:text-underline-width="auto" style:text-underline-color="font-color" officeooo:rsid="0017e56a" fo:background-color="#800080" loext:char-shading-value="0"/>
    </style:style>
    <style:style style:name="T11" style:family="text">
      <style:text-properties style:text-underline-style="solid" style:text-underline-width="auto" style:text-underline-color="font-color" fo:font-weight="bold" officeooo:rsid="001af341" style:font-weight-asian="bold" style:font-weight-complex="bold"/>
    </style:style>
    <style:style style:name="T12" style:family="text">
      <style:text-properties style:text-underline-style="solid" style:text-underline-width="auto" style:text-underline-color="font-color" officeooo:rsid="001bcf2d" fo:background-color="#5983b0" loext:char-shading-value="0"/>
    </style:style>
    <style:style style:name="T13" style:family="text">
      <style:text-properties officeooo:rsid="001d79df"/>
    </style:style>
    <style:style style:name="T14" style:family="text">
      <style:text-properties officeooo:rsid="001fab2b"/>
    </style:style>
    <style:style style:name="T15" style:family="text">
      <style:text-properties style:text-position="super 58%" officeooo:rsid="001fab2b"/>
    </style:style>
    <style:style style:name="T16" style:family="text">
      <style:text-properties officeooo:rsid="0021b60c"/>
    </style:style>
    <style:style style:name="T17" style:family="text">
      <style:text-properties officeooo:rsid="002394c9"/>
    </style:style>
    <style:style style:name="T18" style:family="text">
      <style:text-properties officeooo:rsid="0023b05a"/>
    </style:style>
    <style:style style:name="T19" style:family="text">
      <style:text-properties officeooo:rsid="00282603"/>
    </style:style>
    <style:style style:name="T20" style:family="text">
      <style:text-properties officeooo:rsid="002ba5f8"/>
    </style:style>
    <style:style style:name="T21" style:family="text">
      <style:text-properties officeooo:rsid="003037e2"/>
    </style:style>
    <style:style style:name="T22" style:family="text">
      <style:text-properties officeooo:rsid="00323273"/>
    </style:style>
    <style:style style:name="T23" style:family="text">
      <style:text-properties officeooo:rsid="003383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Le </text:span>PA Liturgique</text:p>
      <text:p text:style-name="P17">Le Rôle :</text:p>
      <text:p text:style-name="P16">Le Liturgiste doit préparer la prière de début et fin d’activité, et veiller à ce que les bénédicité et grâce soit faites ainsi que les prières préparés. <text:span text:style-name="T21">Lors de la messe, c’est lui qui motive les patrouillards pour aller servir et qui va directement voir le prêtre pour proposer les services de la patrouille, </text:span><text:span text:style-name="T22">bien entendu en accord avec le </text:span><text:span text:style-name="T23">CP</text:span><text:span text:style-name="T21">.</text:span></text:p>
      <text:p text:style-name="P15">Le Matos:</text:p>
      <text:p text:style-name="P2"><text:tab/>Le seul matériel dont à besoin un Liturgiste est un carnet de prière avec bénédicité et grace incluse. A noter que lors du camp, de nombreuse grâce et bénédicité doivent être connus pour pouvoir diversifié lors des repas. <text:span text:style-name="T1">Le Carnet servira aussi à animer la prière à la fin des veillés. </text:span><text:span text:style-name="T2">L’autre matériel dont a besoin un Liturgiste est sa voix.</text:span></text:p>
      <text:p text:style-name="P4"/>
      <text:p text:style-name="P4">Les Connaissances :</text:p>
      <text:p text:style-name="P3">Le Liturgiste est le garant de la bonne tenue et déroulement de la messe. Il doit donc aider le prêtre à installer la crédence et l’autel. Pour ça il faut un minimum de connaissance liturgique.</text:p>
      <text:p text:style-name="P3"/>
      <text:p text:style-name="P4">Les Couleurs Liturgiques:</text:p>
      <text:p text:style-name="P8">Les Couleurs liturgiques dépendent <text:span text:style-name="T4">du temps où nous sommes. </text:span></text:p>
      <text:p text:style-name="P8"><text:span text:style-name="T4">Le </text:span><text:span text:style-name="T9">vert</text:span><text:span text:style-name="T4"> est la couleur du temps ordinaire. </text:span></text:p>
      <text:p text:style-name="P8"><text:span text:style-name="T4">Le </text:span><text:span text:style-name="T10">violet</text:span><text:span text:style-name="T4"> celle de l’attente </text:span><text:span text:style-name="T13">et de la pénitence</text:span><text:span text:style-name="T4">, les prêtres la porteront lors de l’avent et du Carême. </text:span></text:p>
      <text:p text:style-name="P8"><text:span text:style-name="T4">Le </text:span><text:span text:style-name="T8">rouge</text:span><text:span text:style-name="T4"> est la couleur des martyrs </text:span><text:span text:style-name="T7">et de l’Esprit Saint</text:span><text:span text:style-name="T4">, elle est porté pour toute </text:span><text:span text:style-name="T5">fête</text:span><text:span text:style-name="T4"> de saint martyr et lors du vendredi saint </text:span><text:span text:style-name="T7">ainsi que lors des fêtes des apôtres et de la Pentecôte.</text:span><text:span text:style-name="T4"> </text:span></text:p>
      <text:p text:style-name="P8"><text:span text:style-name="T6">Le </text:span><text:span text:style-name="T11">blanc</text:span><text:span text:style-name="T6"> est la couleur des fêtes, elle est porté à Noël et durant le temps de pâque ainsi que certain jour de la semaine sainte. </text:span></text:p>
      <text:p text:style-name="P8"><text:span text:style-name="T7">Enfin, deux couleurs qui sont portés par les prêtres sans être des couleurs liturgiques sont le </text:span><text:span text:style-name="T12">bleu</text:span><text:span text:style-name="T7">, couleur de Marie pouvant être porté lors de l’assomption, et le rose, </text:span><text:span text:style-name="T13">violet plus clair, et la couleur qui mêle la joie et la pénitence, l’attente, </text:span><text:span text:style-name="T14">on la porte le 3</text:span><text:span text:style-name="T15">e</text:span><text:span text:style-name="T14"> dimanche de l’Avant et le 4</text:span><text:span text:style-name="T15">e</text:span><text:span text:style-name="T14"> dimanche du Carême.</text:span></text:p>
      <text:p text:style-name="P8"/>
      <text:p text:style-name="P5">Le Matériel Liturgique : Les Vêtements</text:p>
      <text:p text:style-name="P9">Le Prêtre peut porter plusieurs sortent de vêtement lors de la célébration d’un messe. La tenue de base est <text:span text:style-name="T16">l’aube, le vêtement blanc du dessous, et l’étole, l’« écharpe » de couleur par-dessus l’aube, chez les diacres celle-ci est en diagonale. </text:span><text:span text:style-name="T17">Mais les prêtres peuvent aussi revêtir par dessus une chasuble, un grand vêtement ample à la couleur du temps liturgique. </text:span></text:p>
      <text:p text:style-name="P10">Il convient, pour aider le prêtre, de sortir la bonne étole et la bonne chasuble <text:span text:style-name="T18">pour qu’il est juste à la mettre avant célébrer la messe</text:span>.</text:p>
      <text:p text:style-name="P10"/>
      <text:p text:style-name="P6">Le Matériel Liturgique : La crédence et l’autel</text:p>
      <text:p text:style-name="P11">Je ne présente ici que le matériel de base.</text:p>
      <text:p text:style-name="P11">Le Ciboire est le contenant des hosties consacrés, certain peuvent ressembler à de simple bol et d’autre à une coupe très large refermable par un couvercle.</text:p>
      <text:p text:style-name="P11">Le Calice est le contenant du sang du christ. C’est une coupe, plus étroite que le Ciboire.</text:p>
      <text:p text:style-name="P11">La Patène est une sorte de grande assiette, souvent posé sur le Calice, où repose la grande hostie.</text:p>
      <text:p text:style-name="P11">Le Corporal est un des nombreux linges que tu dois connaître. Il est replié en carré, et doit être donné en premier au prêtre. C’est dessus que le prêtre pose Calice, Ciboire ect…</text:p>
      <text:p text:style-name="P11">Le Purificatoire est un linge que l’on pose sur le Calice <text:span text:style-name="T19">et qui sert à nettoyer les vases sacrés après utilisation.</text:span></text:p>
      <text:p text:style-name="P12">Le Manuterge est un autre linge qui sert lors du lavabo. C’est le linge avec lequel le prêtre s’essuie les mains.</text:p>
      <text:p text:style-name="P12"/>
      <text:p text:style-name="P7"><text:soft-page-break/>Le Matériel Liturgique : Le service de l’autel</text:p>
      <text:p text:style-name="P13">Les Cierges entourent la croix, la parole de dieux et l’Eucharistie, ils rappellent que Dieu est lumière.</text:p>
      <text:p text:style-name="P13">La <text:span text:style-name="T20">Croix symbolise le Christ et passe en premier.</text:span></text:p>
      <text:p text:style-name="P14">L’encens passe avant la croix, il symbolise la prière qui monte vers le ci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0T07:40:29.261986864</meta:creation-date>
    <dc:date>2021-06-24T12:14:16.138779274</dc:date>
    <meta:editing-duration>PT2H41M21S</meta:editing-duration>
    <meta:editing-cycles>27</meta:editing-cycles>
    <meta:generator>LibreOffice/7.0.4.2$Linux_X86_64 LibreOffice_project/00$Build-2</meta:generator>
    <meta:document-statistic meta:table-count="0" meta:image-count="0" meta:object-count="0" meta:page-count="2" meta:paragraph-count="29" meta:word-count="620" meta:character-count="3467" meta:non-whitespace-character-count="2869"/>
  </office:meta>
</office:document-meta>
</file>